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nalyse/Beschreibung der Funktionalität von Google Kalender orientiert am Projektzenario</text:p>
      <text:p text:style-name="Standard"/>
      <text:p text:style-name="Standard"/>
      <text:p text:style-name="P2">Google Kalender bietet den Nutzer, welches ein Google Konto besitzt die Möglichkeit<text:s/>Termine einzutragen und diese mit anderen Nutzern auszutauschen.</text:p>
      <text:p text:style-name="Standard"/>
      <text:p text:style-name="Standard">Funktionalität</text:p>
      <text:p text:style-name="Standard"/>
      <text:p text:style-name="Standard">Sicherheit:<text:s/><text:tab/></text:p>
      <text:p text:style-name="Standard">Eingetragene Termine werden in den Suchergebnissen von Google angezeigt.</text:p>
      <text:p text:style-name="Standard">Dies kann man aber in den eingeschränkten Modus schalten, sodass keine Termindetails</text:p>
      <text:p text:style-name="Standard">den anderen sichtbar ist.</text:p>
      <text:p text:style-name="Standard"/>
      <text:p text:style-name="Standard">Quick -Add:</text:p>
      <text:p text:style-name="Standard">Nutzer haben die Möglichkeit die Kalendereinträge in natürlicher Sprache einzufügen.</text:p>
      <text:p text:style-name="Standard"/>
      <text:p text:style-name="Standard">Push Up Benachrichtigung:</text:p>
      <text:p text:style-name="Standard">Terminerinnerungen können per SMS oder Mail benachrichtigt werden.</text:p>
      <text:p text:style-name="Standard"/>
      <text:p text:style-name="Standard">Termin-Symbol:</text:p>
      <text:p text:style-name="Standard">Kalender farbig<text:s/>gestalten sowohl auch Symbole einfügen wie "Stern" bei wichtigen Terminen.</text:p>
      <text:p text:style-name="Standard"/>
      <text:p text:style-name="Standard">Tastenkombination:</text:p>
      <text:p text:style-name="Standard">Bietet lange Liste von Tastenkombinationen um den Umgang mit Maus oder Touchpad zu erleichtern.</text:p>
      <text:p text:style-name="Standard"/>
      <text:p text:style-name="Standard">Termin anlegen: Taste C</text:p>
      <text:p text:style-name="Standard"/>
      <text:p text:style-name="Standard">Schnell Scroll:</text:p>
      <text:p text:style-name="Standard">Google Labs: Auf gewünschtem Datum springen.</text:p>
      <text:p text:style-name="Standard"/>
      <text:p text:style-name="Standard"/>
      <text:p text:style-name="Standard">Ereignisse Ausblenden:</text:p>
      <text:p text:style-name="Standard">Termineinträge minimieren für eine bessere Ansicht und Übersicht.</text:p>
      <text:p text:style-name="Standard"/>
      <text:p text:style-name="Standard">Drop- Down Menü:</text:p>
      <text:p text:style-name="Standard">Kalender des Drittanbieters hinzufügen oder filtern.</text:p>
      <text:p text:style-name="Standard"/>
      <text:p text:style-name="Standard">Suchfunktion: Personen oder Ereignisstermine suchen.</text:p>
      <text:p text:style-name="Standard"/>
      <text:p text:style-name="Standard">Offline- Applikation:</text:p>
      <text:p text:style-name="Standard">Ohne Internet Verfügbar ausgenommen Bearbeiten, Einfügen und Löschen von Termineintragung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durrahman Karakan</dc:creator>
    <meta:creation-date>2009-04-16T11:32:00Z</meta:creation-date>
    <dc:date>2017-05-16T18:31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6" meta:character-count="1287" meta:row-count="9" meta:non-whitespace-character-count="1113"/>
  </office:meta>
</office:document-meta>
</file>